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font-weight="normal" style:font-weight-asian="normal" style:font-weight-complex="normal"/>
    </style:style>
    <style:style style:name="P8" style:family="paragraph" style:parent-style-name="Standard">
      <style:text-properties style:text-underline-style="none"/>
    </style:style>
    <style:style style:name="P9" style:family="paragraph" style:parent-style-name="Standard">
      <style:text-properties style:text-underline-style="none" fo:font-weight="bold" style:font-weight-asian="bold" style:font-weight-complex="bold"/>
    </style:style>
    <style:style style:name="T1" style:family="text">
      <style:text-properties fo:font-size="12pt" style:font-size-asian="12pt" style:font-size-complex="12pt"/>
    </style:style>
    <style:style style:name="T2" style:family="text">
      <style:text-properties style:font-name="Times" fo:font-size="12pt" style:font-size-asian="12pt" style:font-size-complex="12pt"/>
    </style:style>
    <style:style style:name="T3" style:family="text">
      <style:text-properties style:font-name="Times" fo:font-size="12pt" fo:font-style="italic" style:font-size-asian="12pt" style:font-size-complex="12pt"/>
    </style:style>
    <style:style style:name="T4" style:family="text">
      <style:text-properties fo:font-size="6pt" fo:font-weight="normal" style:font-size-asian="6pt" style:font-weight-asian="normal" style:font-size-complex="6pt" style:font-weight-complex="normal"/>
    </style:style>
    <style:style style:name="T5" style:family="text">
      <style:text-properties style:text-underline-style="non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6">Diseño de un Sumador Rapido y un Amplificador Operacional mediante el empleo de herramientas de software libre, en tecnología CMOS 180nm.</text:span></text:p>
      <text:p text:style-name="Text_20_body"><text:span text:style-name="T6"/></text:p>
      <text:p text:style-name="P5">Descripción:</text:p>
      <text:p text:style-name="Standard">El objetivo inmediato del trabajo es producir documentación con el mayor nivel de detalle posible sobre el flujo de diseño de un sistema digital utilizando herramientas de software libre. La motivación del trabajo es lograr la base de conocimiento necesaria (con respecto a las herramientas de software) para diseñar circuitos integrados con tecnología CMOS con herramientas flexibles que permitan la posibilidad de modificarlas y/o mejorarlas, de ser necesario. El objetivo de este trabajo es facilitar el acceso a los diseñadores de circuitos integrados las herramientas de diseño disponibles, por medio de una guía paso a paso y con ejemplos de cómo utilizar las herramientas. </text:p>
      <text:p text:style-name="P2"/>
      <text:h text:style-name="Heading_20_2" text:outline-level="2">Parte I – Introducción</text:h>
      <text:p text:style-name="Standard">Microelectrónica en la Universidades Argentinas: El objetivo de esta sección será brindar información sobre el estado actual de la microelectrónica en nuestro país, obtener información sobre cuantos laboratorios realizan trabajos en microelectrónica, cuántas materias de grado y postgrado existen. </text:p>
      <text:p text:style-name="Standard">También se brindará un panorama sobre los posibles escenarios de desarrollo de la disciplina, en función de las licencias de software que las universidades adopten. </text:p>
      <text:p text:style-name="P1"/>
      <text:h text:style-name="Heading_20_2" text:outline-level="2">Parte II - Diseño Digital</text:h>
      <text:h text:style-name="Heading_20_3" text:outline-level="3">Posibilidades que brinda la programación funcional al diseño de circuitos digitales semi-custom.</text:h>
      <text:p text:style-name="Standard">Utilizar un lenguaje[0] de alto nivel embebido en Haskell[1] para el flujo de diseño, que permite: </text:p>
      <text:p text:style-name="Standard">Descripción parametrizable de los circuitos. Circuitos que se adaptan al entorno[2]. Simulación simbólica. Verificación formal de propiedades de los circuitos descriptos, y la utilización de otras técnicas disponibles para el chequeo de software. </text:p>
      <text:p text:style-name="Standard"><text:s/></text:p>
      <text:p text:style-name="Standard">Metodología: Se elije un circuito de complejidad media a implementar, un sumador rápido extraído del paper de Brent-Kung[3], se buscan los algoritmos que lo resuelva, y se implementa en el lenguaje. Luego se crea un modelo de referencia simple (ripple carry adder), se especifican las propiedades matemáticas que debe cumplir dicho circuito, se verifican automáticamente, y luego se realiza un chequeo de equivalencia con el modelo de mayor complejidad, utilizando un SAT solver[4]. </text:p>
      <text:p text:style-name="Standard"/>
      <text:h text:style-name="Heading_20_3" text:outline-level="3">Front End <text:span text:style-name="T4">(buscar el equivalente en castellano)</text:span></text:h>
      <text:p text:style-name="Standard">A partir de la descripción anterior, se realiza la síntesis a <text:span text:style-name="T5">compuertas en lenguaje VHDL estructural. </text:span></text:p>
      <text:p text:style-name="P5"/>
      <text:h text:style-name="Heading_20_3" text:outline-level="3"><text:soft-page-break/>Place and Route</text:h>
      <text:p text:style-name="P9"/>
      <text:p text:style-name="Standard"><text:span text:style-name="T5">Con</text:span> la descripción estructural en VHDL usar Electric VLSI[6] para compilar al silicio, es decir hacer place and route con celdas estandar.</text:p>
      <text:p text:style-name="Standard">Generación automática de los CMOS pads para conectar el sistema diseñado a los pads de salida del die.</text:p>
      <text:p text:style-name="P7">Hacer la red de alimentación, instanciar las celdas de ESD (Electromagnetic Static Discharge), los CMOS pads, etc.</text:p>
      <text:p text:style-name="P4"/>
      <text:h text:style-name="Heading_20_2" text:outline-level="2">Parte IV – Diseño Analógico.</text:h>
      <text:h text:style-name="Heading_20_3" text:outline-level="3">Analog Front End</text:h>
      <text:p text:style-name="P6">Se realiza una interfase analógica simple, como pueden ser los CMOS pads y los buffers para conectar las salidas digitales a los CMOS pads. Además se diseña bajo especificaciones un amplificador operacional. </text:p>
      <text:p text:style-name="P6"/>
      <text:p text:style-name="P6">Se utiliza gnucap[5] para simular circuitos analógicos con modelos BSIM3V3 ó BSIM4 (según la tecnología de fabricación que se elija). Simulaciones de punto de operación, de continua, alterna, transitoria, transformada de fourier, ruido, etc. </text:p>
      <text:p text:style-name="P6">Realizar el post procesamiento de los datos de la simulación y su representación gráfica. Curvas de caracterización de transistores, ganancia y margen de fase, diagramas de ojo, etc.</text:p>
      <text:p text:style-name="Standard"/>
      <text:p text:style-name="P6">Se realiza el layout de estos bloques y la extracción de parásitos para la simulación.</text:p>
      <text:p text:style-name="Standard"/>
      <text:p text:style-name="Standard">Objetivos: Brindar una documentación detallada y didáctica de todo el flujo de diseño analógico integrado.</text:p>
      <text:p text:style-name="Standard"/>
      <text:p text:style-name="Standard">Entregables: Esquemáticos, Layouts y Simulaciones del diseño analógico, y la documentación de como se realizaron con las herramientas utilizadas (Electric VLSI, Gnucap, Matplotlib[], Numpy[], Octave). Además todos los scripts que se utilizan para simular, documentados con el mayor nivel de detalles. </text:p>
      <text:p text:style-name="Standard"/>
      <text:h text:style-name="Heading_20_2" text:outline-level="2">Parte VI - Sign Out</text:h>
      <text:p text:style-name="P3">Realizar todo el trabajo final del chip para integrar la parte analógica y digital, y evitar problemas del tipo de caida de tensión por IR, violación a la electromigración, y otros temas referente al diseño físico del chip. </text:p>
      <text:p text:style-name="P3"/>
      <text:h text:style-name="Heading_20_2" text:outline-level="2">Parte VI – Distribución GNU/Linux ad-hoc </text:h>
      <text:p text:style-name="P3">Realizar una distribución con todo el software, los scripts, y la documentación realizada.</text:p>
      <text:p text:style-name="P3"/>
      <text:h text:style-name="Heading_20_2" text:outline-level="2">Parte VII - Conclusiones</text:h>
      <text:p text:style-name="P3">Conclusiones. Líneas de trabajo a futuro.</text:p>
      <text:p text:style-name="Standard"/>
      <text:p text:style-name="Standard"><text:soft-page-break/>Referencias:</text:p>
      <text:p text:style-name="Standard">[0]: Lava, <text:a xlink:type="simple" xlink:href="http://www.cs.chalmers.se/~koen/Lava/">http://www.cs.chalmers.se/~koen/Lava/</text:a> (LINK ROTO) </text:p>
      <text:p text:style-name="Standard">[0']: http://www.cse.chalmers.se/edu/course/TDA956/Papers/lava-tutorial.ps</text:p>
      <text:p text:style-name="Standard">[1]: <text:a xlink:type="simple" xlink:href="http://haskell.org/">http://haskell.org/</text:a></text:p>
      <text:p text:style-name="Standard">[2]:<text:span text:style-name="T1"> </text:span><text:span text:style-name="T2">M. Sheeran, “Parallel prefix network generation: an application of functional programming In Hardware Design and Functional Languages,” in </text:span><text:span text:style-name="T3">Hardware design and Functional Languages (HFL07), Braga, Portugal</text:span><text:span text:style-name="T2">, March 2007</text:span></text:p>
      <text:p text:style-name="Standard">[3]: R. P. Brent and H. T. Kung, “A Regular Layout for Parallel Adders,” <text:s/>IEEE Transaction on Computers, vol. C-31, Issue: 3, pp. 260–264, 1982. </text:p>
      <text:p text:style-name="Standard">[4]: Minisat, http://minisat.se/</text:p>
      <text:p text:style-name="Standard">[5]: <text:a xlink:type="simple" xlink:href="http://gnucap.org/">http://gnucap.org</text:a></text:p>
      <text:p text:style-name="Standard">[6]: http://www.staticfreesoft.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Leandro</meta:initial-creator>
    <meta:creation-date>2009-09-16T20:31:57</meta:creation-date>
    <dc:creator>leandro </dc:creator>
    <dc:date>2012-02-11T12:19:50</dc:date>
    <dc:language>es-AR</dc:language>
    <meta:editing-cycles>43</meta:editing-cycles>
    <meta:editing-duration>PT83H24M06S</meta:editing-duration>
    <meta:document-statistic meta:table-count="0" meta:image-count="0" meta:object-count="0" meta:page-count="3" meta:paragraph-count="41" meta:word-count="734" meta:character-count="5018"/>
    <meta:user-defined meta:name="Info 1"/>
    <meta:user-defined meta:name="Info 2"/>
    <meta:user-defined meta:name="Info 3"/>
    <meta:user-defined meta:name="Info 4"/>
  </office:meta>
</office:document-meta>
</file>